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3in"/>
    </style:style>
    <style:style style:name="co2" style:family="table-column">
      <style:table-column-properties fo:break-before="auto" style:column-width="0.7366in"/>
    </style:style>
    <style:style style:name="co3" style:family="table-column">
      <style:table-column-properties fo:break-before="auto" style:column-width="2.0508in"/>
    </style:style>
    <style:style style:name="ro1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use-window-font-color="true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atlab net</text:p>
          </table:table-cell>
          <table:table-cell table:style-name="ce2" office:value-type="string">
            <text:p>zdoc index</text:p>
          </table:table-cell>
          <table:table-cell table:style-name="ce2" office:value-type="string">
            <text:p>v pin</text:p>
          </table:table-cell>
          <table:table-cell table:style-name="ce2" office:value-type="string">
            <text:p>net</text:p>
          </table:table-cell>
          <table:table-cell table:style-name="ce2" office:value-type="string">
            <text:p>net number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zdoc1_p</text:p>
          </table:table-cell>
          <table:table-cell office:value-type="float" office:value="1">
            <text:p>1</text:p>
          </table:table-cell>
          <table:table-cell office:value-type="string">
            <text:p>'AA34'</text:p>
          </table:table-cell>
          <table:table-cell table:formula="of:=CONCATENATE(&quot;ZDOK1.DP_P&quot;;[.E3])" office:value-type="string" office:string-value="ZDOK1.DP_P0">
            <text:p>ZDOK1.DP_P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3]+1" office:value-type="float" office:value="2">
            <text:p>2</text:p>
          </table:table-cell>
          <table:table-cell office:value-type="string">
            <text:p>'W37'</text:p>
          </table:table-cell>
          <table:table-cell table:formula="of:=CONCATENATE(&quot;ZDOK1.DP_P&quot;;[.E4])" office:value-type="string" office:string-value="ZDOK1.DP_P1">
            <text:p>ZDOK1.DP_P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4]+1" office:value-type="float" office:value="3">
            <text:p>3</text:p>
          </table:table-cell>
          <table:table-cell office:value-type="string">
            <text:p>'W35'</text:p>
          </table:table-cell>
          <table:table-cell table:formula="of:=CONCATENATE(&quot;ZDOK1.DP_P&quot;;[.E5])" office:value-type="string" office:string-value="ZDOK1.DP_P2">
            <text:p>ZDOK1.DP_P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5]+1" office:value-type="float" office:value="4">
            <text:p>4</text:p>
          </table:table-cell>
          <table:table-cell office:value-type="string">
            <text:p>'U32'</text:p>
          </table:table-cell>
          <table:table-cell table:formula="of:=CONCATENATE(&quot;ZDOK1.DP_P&quot;;[.E6])" office:value-type="string" office:string-value="ZDOK1.DP_P3">
            <text:p>ZDOK1.DP_P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6]+1" office:value-type="float" office:value="5">
            <text:p>5</text:p>
          </table:table-cell>
          <table:table-cell office:value-type="string">
            <text:p>'U42'</text:p>
          </table:table-cell>
          <table:table-cell table:formula="of:=CONCATENATE(&quot;ZDOK1.DP_P&quot;;[.E7])" office:value-type="string" office:string-value="ZDOK1.DP_P4">
            <text:p>ZDOK1.DP_P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7]+1" office:value-type="float" office:value="6">
            <text:p>6</text:p>
          </table:table-cell>
          <table:table-cell office:value-type="string">
            <text:p>'R37'</text:p>
          </table:table-cell>
          <table:table-cell table:formula="of:=CONCATENATE(&quot;ZDOK1.DP_P&quot;;[.E8])" office:value-type="string" office:string-value="ZDOK1.DP_P5">
            <text:p>ZDOK1.DP_P5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8]+1" office:value-type="float" office:value="7">
            <text:p>7</text:p>
          </table:table-cell>
          <table:table-cell office:value-type="string">
            <text:p>'R35'</text:p>
          </table:table-cell>
          <table:table-cell table:formula="of:=CONCATENATE(&quot;ZDOK1.DP_P&quot;;[.E9])" office:value-type="string" office:string-value="ZDOK1.DP_P6">
            <text:p>ZDOK1.DP_P6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9]+1" office:value-type="float" office:value="8">
            <text:p>8</text:p>
          </table:table-cell>
          <table:table-cell office:value-type="string">
            <text:p>'P36'</text:p>
          </table:table-cell>
          <table:table-cell table:formula="of:=CONCATENATE(&quot;ZDOK1.DP_P&quot;;[.E10])" office:value-type="string" office:string-value="ZDOK1.DP_P7">
            <text:p>ZDOK1.DP_P7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10]+1" office:value-type="float" office:value="9">
            <text:p>9</text:p>
          </table:table-cell>
          <table:table-cell office:value-type="string">
            <text:p>'M41'</text:p>
          </table:table-cell>
          <table:table-cell table:formula="of:=CONCATENATE(&quot;ZDOK1.DP_P&quot;;[.E11])" office:value-type="string" office:string-value="ZDOK1.DP_P8">
            <text:p>ZDOK1.DP_P8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11]+1" office:value-type="float" office:value="10">
            <text:p>10</text:p>
          </table:table-cell>
          <table:table-cell office:value-type="string">
            <text:p>'L41'</text:p>
          </table:table-cell>
          <table:table-cell table:formula="of:=CONCATENATE(&quot;ZDOK1.DP_P&quot;;[.E12])" office:value-type="string" office:string-value="ZDOK1.DP_P9">
            <text:p>ZDOK1.DP_P9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12]+1" office:value-type="float" office:value="11">
            <text:p>11</text:p>
          </table:table-cell>
          <table:table-cell office:value-type="string">
            <text:p>'AA35'</text:p>
          </table:table-cell>
          <table:table-cell table:formula="of:=CONCATENATE(&quot;ZDOK1.DP_P&quot;;[.E13])" office:value-type="string" office:string-value="ZDOK1.DP_P20">
            <text:p>ZDOK1.DP_P20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13]+1" office:value-type="float" office:value="12">
            <text:p>12</text:p>
          </table:table-cell>
          <table:table-cell office:value-type="string">
            <text:p>'W32'</text:p>
          </table:table-cell>
          <table:table-cell table:formula="of:=CONCATENATE(&quot;ZDOK1.DP_P&quot;;[.E14])" office:value-type="string" office:string-value="ZDOK1.DP_P21">
            <text:p>ZDOK1.DP_P21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14]+1" office:value-type="float" office:value="13">
            <text:p>13</text:p>
          </table:table-cell>
          <table:table-cell office:value-type="string">
            <text:p>'W36'</text:p>
          </table:table-cell>
          <table:table-cell table:formula="of:=CONCATENATE(&quot;ZDOK1.DP_P&quot;;[.E15])" office:value-type="string" office:string-value="ZDOK1.DP_P22">
            <text:p>ZDOK1.DP_P22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15]+1" office:value-type="float" office:value="14">
            <text:p>14</text:p>
          </table:table-cell>
          <table:table-cell office:value-type="string">
            <text:p>'V40'</text:p>
          </table:table-cell>
          <table:table-cell table:formula="of:=CONCATENATE(&quot;ZDOK1.DP_P&quot;;[.E16])" office:value-type="string" office:string-value="ZDOK1.DP_P23">
            <text:p>ZDOK1.DP_P23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16]+1" office:value-type="float" office:value="15">
            <text:p>15</text:p>
          </table:table-cell>
          <table:table-cell office:value-type="string">
            <text:p>'U37'</text:p>
          </table:table-cell>
          <table:table-cell table:formula="of:=CONCATENATE(&quot;ZDOK1.DP_P&quot;;[.E17])" office:value-type="string" office:string-value="ZDOK1.DP_P24">
            <text:p>ZDOK1.DP_P24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17]+1" office:value-type="float" office:value="16">
            <text:p>16</text:p>
          </table:table-cell>
          <table:table-cell office:value-type="string">
            <text:p>'T39'</text:p>
          </table:table-cell>
          <table:table-cell table:formula="of:=CONCATENATE(&quot;ZDOK1.DP_P&quot;;[.E18])" office:value-type="string" office:string-value="ZDOK1.DP_P25">
            <text:p>ZDOK1.DP_P25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18]+1" office:value-type="float" office:value="17">
            <text:p>17</text:p>
          </table:table-cell>
          <table:table-cell office:value-type="string">
            <text:p>'P42'</text:p>
          </table:table-cell>
          <table:table-cell table:formula="of:=CONCATENATE(&quot;ZDOK1.DP_P&quot;;[.E19])" office:value-type="string" office:string-value="ZDOK1.DP_P26">
            <text:p>ZDOK1.DP_P26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19]+1" office:value-type="float" office:value="18">
            <text:p>18</text:p>
          </table:table-cell>
          <table:table-cell office:value-type="string">
            <text:p>'P40'</text:p>
          </table:table-cell>
          <table:table-cell table:formula="of:=CONCATENATE(&quot;ZDOK1.DP_P&quot;;[.E20])" office:value-type="string" office:string-value="ZDOK1.DP_P27">
            <text:p>ZDOK1.DP_P27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20]+1" office:value-type="float" office:value="19">
            <text:p>19</text:p>
          </table:table-cell>
          <table:table-cell office:value-type="string">
            <text:p>'M38'</text:p>
          </table:table-cell>
          <table:table-cell table:formula="of:=CONCATENATE(&quot;ZDOK1.DP_P&quot;;[.E21])" office:value-type="string" office:string-value="ZDOK1.DP_P28">
            <text:p>ZDOK1.DP_P28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21]+1" office:value-type="float" office:value="20">
            <text:p>20</text:p>
          </table:table-cell>
          <table:table-cell office:value-type="string">
            <text:p>'W30'</text:p>
          </table:table-cell>
          <table:table-cell office:value-type="string">
            <text:p>ZDOK1.CLK0_P</text:p>
            <text:p/>
          </table:table-cell>
          <table:table-cell office:value-type="string">
            <text:p>clk0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22]+1" office:value-type="float" office:value="21">
            <text:p>21</text:p>
          </table:table-cell>
          <table:table-cell office:value-type="string">
            <text:p>'AA32'</text:p>
          </table:table-cell>
          <table:table-cell table:formula="of:=CONCATENATE(&quot;ZDOK1.DP_P&quot;;[.E23])" office:value-type="string" office:string-value="ZDOK1.DP_P10">
            <text:p>ZDOK1.DP_P10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23]+1" office:value-type="float" office:value="22">
            <text:p>22</text:p>
          </table:table-cell>
          <table:table-cell office:value-type="string">
            <text:p>'Y38'</text:p>
          </table:table-cell>
          <table:table-cell table:formula="of:=CONCATENATE(&quot;ZDOK1.DP_P&quot;;[.E24])" office:value-type="string" office:string-value="ZDOK1.DP_P11">
            <text:p>ZDOK1.DP_P1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24]+1" office:value-type="float" office:value="23">
            <text:p>23</text:p>
          </table:table-cell>
          <table:table-cell office:value-type="string">
            <text:p>'V33'</text:p>
          </table:table-cell>
          <table:table-cell table:formula="of:=CONCATENATE(&quot;ZDOK1.DP_P&quot;;[.E25])" office:value-type="string" office:string-value="ZDOK1.DP_P12">
            <text:p>ZDOK1.DP_P12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25]+1" office:value-type="float" office:value="24">
            <text:p>24</text:p>
          </table:table-cell>
          <table:table-cell office:value-type="string">
            <text:p>'V41'</text:p>
          </table:table-cell>
          <table:table-cell table:formula="of:=CONCATENATE(&quot;ZDOK1.DP_P&quot;;[.E26])" office:value-type="string" office:string-value="ZDOK1.DP_P13">
            <text:p>ZDOK1.DP_P13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26]+1" office:value-type="float" office:value="25">
            <text:p>25</text:p>
          </table:table-cell>
          <table:table-cell office:value-type="string">
            <text:p>'U39'</text:p>
          </table:table-cell>
          <table:table-cell table:formula="of:=CONCATENATE(&quot;ZDOK1.DP_P&quot;;[.E27])" office:value-type="string" office:string-value="ZDOK1.DP_P14">
            <text:p>ZDOK1.DP_P14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27]+1" office:value-type="float" office:value="26">
            <text:p>26</text:p>
          </table:table-cell>
          <table:table-cell office:value-type="string">
            <text:p>'U36'</text:p>
          </table:table-cell>
          <table:table-cell table:formula="of:=CONCATENATE(&quot;ZDOK1.DP_P&quot;;[.E28])" office:value-type="string" office:string-value="ZDOK1.DP_P15">
            <text:p>ZDOK1.DP_P15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28]+1" office:value-type="float" office:value="27">
            <text:p>27</text:p>
          </table:table-cell>
          <table:table-cell office:value-type="string">
            <text:p>'T41'</text:p>
          </table:table-cell>
          <table:table-cell table:formula="of:=CONCATENATE(&quot;ZDOK1.DP_P&quot;;[.E29])" office:value-type="string" office:string-value="ZDOK1.DP_P16">
            <text:p>ZDOK1.DP_P16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29]+1" office:value-type="float" office:value="28">
            <text:p>28</text:p>
          </table:table-cell>
          <table:table-cell office:value-type="string">
            <text:p>'R39'</text:p>
          </table:table-cell>
          <table:table-cell table:formula="of:=CONCATENATE(&quot;ZDOK1.DP_P&quot;;[.E30])" office:value-type="string" office:string-value="ZDOK1.DP_P17">
            <text:p>ZDOK1.DP_P17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zdoc1_p</text:p>
          </table:table-cell>
          <table:table-cell table:style-name="ce3" table:formula="of:=[.B30]+1" office:value-type="float" office:value="29">
            <text:p>29</text:p>
          </table:table-cell>
          <table:table-cell table:style-name="ce3" office:value-type="string">
            <text:p>N36</text:p>
          </table:table-cell>
          <table:table-cell table:style-name="ce3" table:formula="of:=CONCATENATE(&quot;ZDOK1.DP_P&quot;;[.E31])" office:value-type="string" office:string-value="ZDOK1.DP_P18">
            <text:p>ZDOK1.DP_P18</text:p>
          </table:table-cell>
          <table:table-cell table:style-name="ce3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31]+1" office:value-type="float" office:value="30">
            <text:p>30</text:p>
          </table:table-cell>
          <table:table-cell office:value-type="string">
            <text:p>'N40'</text:p>
          </table:table-cell>
          <table:table-cell table:formula="of:=CONCATENATE(&quot;ZDOK1.DP_P&quot;;[.E32])" office:value-type="string" office:string-value="ZDOK1.DP_P19">
            <text:p>ZDOK1.DP_P19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32]+1" office:value-type="float" office:value="31">
            <text:p>31</text:p>
          </table:table-cell>
          <table:table-cell office:value-type="string">
            <text:p>'AA36'</text:p>
          </table:table-cell>
          <table:table-cell table:formula="of:=CONCATENATE(&quot;ZDOK1.DP_P&quot;;[.E33])" office:value-type="string" office:string-value="ZDOK1.DP_P29">
            <text:p>ZDOK1.DP_P29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33]+1" office:value-type="float" office:value="32">
            <text:p>32</text:p>
          </table:table-cell>
          <table:table-cell office:value-type="string">
            <text:p>'W42'</text:p>
          </table:table-cell>
          <table:table-cell table:formula="of:=CONCATENATE(&quot;ZDOK1.DP_P&quot;;[.E34])" office:value-type="string" office:string-value="ZDOK1.DP_P30">
            <text:p>ZDOK1.DP_P30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34]+1" office:value-type="float" office:value="33">
            <text:p>33</text:p>
          </table:table-cell>
          <table:table-cell office:value-type="string">
            <text:p>'Y40'</text:p>
          </table:table-cell>
          <table:table-cell table:formula="of:=CONCATENATE(&quot;ZDOK1.DP_P&quot;;[.E35])" office:value-type="string" office:string-value="ZDOK1.DP_P31">
            <text:p>ZDOK1.DP_P31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35]+1" office:value-type="float" office:value="34">
            <text:p>34</text:p>
          </table:table-cell>
          <table:table-cell office:value-type="string">
            <text:p>'V38'</text:p>
          </table:table-cell>
          <table:table-cell table:formula="of:=CONCATENATE(&quot;ZDOK1.DP_P&quot;;[.E36])" office:value-type="string" office:string-value="ZDOK1.DP_P32">
            <text:p>ZDOK1.DP_P32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36]+1" office:value-type="float" office:value="35">
            <text:p>35</text:p>
          </table:table-cell>
          <table:table-cell office:value-type="string">
            <text:p>'V34'</text:p>
          </table:table-cell>
          <table:table-cell table:formula="of:=CONCATENATE(&quot;ZDOK1.DP_P&quot;;[.E37])" office:value-type="string" office:string-value="ZDOK1.DP_P33">
            <text:p>ZDOK1.DP_P33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37]+1" office:value-type="float" office:value="36">
            <text:p>36</text:p>
          </table:table-cell>
          <table:table-cell office:value-type="string">
            <text:p>'T34'</text:p>
          </table:table-cell>
          <table:table-cell table:formula="of:=CONCATENATE(&quot;ZDOK1.DP_P&quot;;[.E38])" office:value-type="string" office:string-value="ZDOK1.DP_P34">
            <text:p>ZDOK1.DP_P34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38]+1" office:value-type="float" office:value="37">
            <text:p>37</text:p>
          </table:table-cell>
          <table:table-cell office:value-type="string">
            <text:p>'R40'</text:p>
          </table:table-cell>
          <table:table-cell table:formula="of:=CONCATENATE(&quot;ZDOK1.DP_P&quot;;[.E39])" office:value-type="string" office:string-value="ZDOK1.DP_P35">
            <text:p>ZDOK1.DP_P3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zdoc1_p</text:p>
          </table:table-cell>
          <table:table-cell table:style-name="ce3" table:formula="of:=[.B39]+1" office:value-type="float" office:value="38">
            <text:p>38</text:p>
          </table:table-cell>
          <table:table-cell table:style-name="ce3" office:value-type="string">
            <text:p>M36</text:p>
          </table:table-cell>
          <table:table-cell table:style-name="ce3" table:formula="of:=CONCATENATE(&quot;ZDOK1.DP_P&quot;;[.E40])" office:value-type="string" office:string-value="ZDOK1.DP_P36">
            <text:p>ZDOK1.DP_P36</text:p>
          </table:table-cell>
          <table:table-cell table:style-name="ce3"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40]+1" office:value-type="float" office:value="39">
            <text:p>39</text:p>
          </table:table-cell>
          <table:table-cell office:value-type="string">
            <text:p>'N38'</text:p>
          </table:table-cell>
          <table:table-cell table:formula="of:=CONCATENATE(&quot;ZDOK1.DP_P&quot;;[.E41])" office:value-type="string" office:string-value="ZDOK1.DP_P37">
            <text:p>ZDOK1.DP_P37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zdoc1_p</text:p>
          </table:table-cell>
          <table:table-cell table:formula="of:=[.B41]+1" office:value-type="float" office:value="40">
            <text:p>40</text:p>
          </table:table-cell>
          <table:table-cell office:value-type="string">
            <text:p>'AE30'</text:p>
          </table:table-cell>
          <table:table-cell office:value-type="string">
            <text:p>ZDOK1.CLK1_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atlab net</text:p>
          </table:table-cell>
          <table:table-cell table:style-name="ce2" office:value-type="string">
            <text:p>zdoc index</text:p>
          </table:table-cell>
          <table:table-cell table:style-name="ce2" office:value-type="string">
            <text:p>v pin</text:p>
          </table:table-cell>
          <table:table-cell table:style-name="ce2" office:value-type="string">
            <text:p>net</text:p>
          </table:table-cell>
          <table:table-cell table:style-name="ce2" office:value-type="string">
            <text:p>net number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zdoc1_n</text:p>
          </table:table-cell>
          <table:table-cell office:value-type="float" office:value="1">
            <text:p>1</text:p>
          </table:table-cell>
          <table:table-cell office:value-type="string">
            <text:p>'Y34'</text:p>
          </table:table-cell>
          <table:table-cell table:formula="of:=CONCATENATE(&quot;ZDOK1.DP_N&quot;;[.E45])" office:value-type="string" office:string-value="ZDOK1.DP_N0">
            <text:p>ZDOK1.DP_N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45]+1" office:value-type="float" office:value="2">
            <text:p>2</text:p>
          </table:table-cell>
          <table:table-cell office:value-type="string">
            <text:p>'Y37'</text:p>
          </table:table-cell>
          <table:table-cell table:formula="of:=CONCATENATE(&quot;ZDOK1.DP_N&quot;;[.E46])" office:value-type="string" office:string-value="ZDOK1.DP_N1">
            <text:p>ZDOK1.DP_N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46]+1" office:value-type="float" office:value="3">
            <text:p>3</text:p>
          </table:table-cell>
          <table:table-cell office:value-type="string">
            <text:p>'V35'</text:p>
          </table:table-cell>
          <table:table-cell table:formula="of:=CONCATENATE(&quot;ZDOK1.DP_N&quot;;[.E47])" office:value-type="string" office:string-value="ZDOK1.DP_N2">
            <text:p>ZDOK1.DP_N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47]+1" office:value-type="float" office:value="4">
            <text:p>4</text:p>
          </table:table-cell>
          <table:table-cell office:value-type="string">
            <text:p>'U33'</text:p>
          </table:table-cell>
          <table:table-cell table:formula="of:=CONCATENATE(&quot;ZDOK1.DP_N&quot;;[.E48])" office:value-type="string" office:string-value="ZDOK1.DP_N3">
            <text:p>ZDOK1.DP_N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48]+1" office:value-type="float" office:value="5">
            <text:p>5</text:p>
          </table:table-cell>
          <table:table-cell office:value-type="string">
            <text:p>'U41'</text:p>
          </table:table-cell>
          <table:table-cell table:formula="of:=CONCATENATE(&quot;ZDOK1.DP_N&quot;;[.E49])" office:value-type="string" office:string-value="ZDOK1.DP_N4">
            <text:p>ZDOK1.DP_N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49]+1" office:value-type="float" office:value="6">
            <text:p>6</text:p>
          </table:table-cell>
          <table:table-cell office:value-type="string">
            <text:p>'T37'</text:p>
          </table:table-cell>
          <table:table-cell table:formula="of:=CONCATENATE(&quot;ZDOK1.DP_N&quot;;[.E50])" office:value-type="string" office:string-value="ZDOK1.DP_N5">
            <text:p>ZDOK1.DP_N5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50]+1" office:value-type="float" office:value="7">
            <text:p>7</text:p>
          </table:table-cell>
          <table:table-cell office:value-type="string">
            <text:p>'R34'</text:p>
          </table:table-cell>
          <table:table-cell table:formula="of:=CONCATENATE(&quot;ZDOK1.DP_N&quot;;[.E51])" office:value-type="string" office:string-value="ZDOK1.DP_N6">
            <text:p>ZDOK1.DP_N6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51]+1" office:value-type="float" office:value="8">
            <text:p>8</text:p>
          </table:table-cell>
          <table:table-cell office:value-type="string">
            <text:p>'P35'</text:p>
          </table:table-cell>
          <table:table-cell table:formula="of:=CONCATENATE(&quot;ZDOK1.DP_N&quot;;[.E52])" office:value-type="string" office:string-value="ZDOK1.DP_N7">
            <text:p>ZDOK1.DP_N7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52]+1" office:value-type="float" office:value="9">
            <text:p>9</text:p>
          </table:table-cell>
          <table:table-cell office:value-type="string">
            <text:p>'M42'</text:p>
          </table:table-cell>
          <table:table-cell table:formula="of:=CONCATENATE(&quot;ZDOK1.DP_N&quot;;[.E53])" office:value-type="string" office:string-value="ZDOK1.DP_N8">
            <text:p>ZDOK1.DP_N8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53]+1" office:value-type="float" office:value="10">
            <text:p>10</text:p>
          </table:table-cell>
          <table:table-cell office:value-type="string">
            <text:p>'L42'</text:p>
          </table:table-cell>
          <table:table-cell table:formula="of:=CONCATENATE(&quot;ZDOK1.DP_N&quot;;[.E54])" office:value-type="string" office:string-value="ZDOK1.DP_N9">
            <text:p>ZDOK1.DP_N9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54]+1" office:value-type="float" office:value="11">
            <text:p>11</text:p>
          </table:table-cell>
          <table:table-cell office:value-type="string">
            <text:p>'Y35'</text:p>
          </table:table-cell>
          <table:table-cell table:formula="of:=CONCATENATE(&quot;ZDOK1.DP_N&quot;;[.E55])" office:value-type="string" office:string-value="ZDOK1.DP_N20">
            <text:p>ZDOK1.DP_N20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55]+1" office:value-type="float" office:value="12">
            <text:p>12</text:p>
          </table:table-cell>
          <table:table-cell office:value-type="string">
            <text:p>'Y33'</text:p>
          </table:table-cell>
          <table:table-cell table:formula="of:=CONCATENATE(&quot;ZDOK1.DP_N&quot;;[.E56])" office:value-type="string" office:string-value="ZDOK1.DP_N21">
            <text:p>ZDOK1.DP_N21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56]+1" office:value-type="float" office:value="13">
            <text:p>13</text:p>
          </table:table-cell>
          <table:table-cell office:value-type="string">
            <text:p>'V36'</text:p>
          </table:table-cell>
          <table:table-cell table:formula="of:=CONCATENATE(&quot;ZDOK1.DP_N&quot;;[.E57])" office:value-type="string" office:string-value="ZDOK1.DP_N22">
            <text:p>ZDOK1.DP_N22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57]+1" office:value-type="float" office:value="14">
            <text:p>14</text:p>
          </table:table-cell>
          <table:table-cell office:value-type="string">
            <text:p>'W40'</text:p>
          </table:table-cell>
          <table:table-cell table:formula="of:=CONCATENATE(&quot;ZDOK1.DP_N&quot;;[.E58])" office:value-type="string" office:string-value="ZDOK1.DP_N23">
            <text:p>ZDOK1.DP_N23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58]+1" office:value-type="float" office:value="15">
            <text:p>15</text:p>
          </table:table-cell>
          <table:table-cell office:value-type="string">
            <text:p>'U38'</text:p>
          </table:table-cell>
          <table:table-cell table:formula="of:=CONCATENATE(&quot;ZDOK1.DP_N&quot;;[.E59])" office:value-type="string" office:string-value="ZDOK1.DP_N24">
            <text:p>ZDOK1.DP_N24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59]+1" office:value-type="float" office:value="16">
            <text:p>16</text:p>
          </table:table-cell>
          <table:table-cell office:value-type="string">
            <text:p>'R38'</text:p>
          </table:table-cell>
          <table:table-cell table:formula="of:=CONCATENATE(&quot;ZDOK1.DP_N&quot;;[.E60])" office:value-type="string" office:string-value="ZDOK1.DP_N25">
            <text:p>ZDOK1.DP_N25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60]+1" office:value-type="float" office:value="17">
            <text:p>17</text:p>
          </table:table-cell>
          <table:table-cell office:value-type="string">
            <text:p>'R42'</text:p>
          </table:table-cell>
          <table:table-cell table:formula="of:=CONCATENATE(&quot;ZDOK1.DP_N&quot;;[.E61])" office:value-type="string" office:string-value="ZDOK1.DP_N26">
            <text:p>ZDOK1.DP_N26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61]+1" office:value-type="float" office:value="18">
            <text:p>18</text:p>
          </table:table-cell>
          <table:table-cell office:value-type="string">
            <text:p>'P41'</text:p>
          </table:table-cell>
          <table:table-cell table:formula="of:=CONCATENATE(&quot;ZDOK1.DP_N&quot;;[.E62])" office:value-type="string" office:string-value="ZDOK1.DP_N27">
            <text:p>ZDOK1.DP_N27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62]+1" office:value-type="float" office:value="19">
            <text:p>19</text:p>
          </table:table-cell>
          <table:table-cell office:value-type="string">
            <text:p>'M39'</text:p>
          </table:table-cell>
          <table:table-cell table:formula="of:=CONCATENATE(&quot;ZDOK1.DP_N&quot;;[.E63])" office:value-type="string" office:string-value="ZDOK1.DP_N28">
            <text:p>ZDOK1.DP_N28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63]+1" office:value-type="float" office:value="20">
            <text:p>20</text:p>
          </table:table-cell>
          <table:table-cell office:value-type="string">
            <text:p>'V30'</text:p>
          </table:table-cell>
          <table:table-cell office:value-type="string">
            <text:p>ZDOK1.CLK0_N</text:p>
            <text:p/>
          </table:table-cell>
          <table:table-cell office:value-type="string">
            <text:p>clk0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64]+1" office:value-type="float" office:value="21">
            <text:p>21</text:p>
          </table:table-cell>
          <table:table-cell office:value-type="string">
            <text:p>'Y32'</text:p>
          </table:table-cell>
          <table:table-cell table:formula="of:=CONCATENATE(&quot;ZDOK1.DP_N&quot;;[.E65])" office:value-type="string" office:string-value="ZDOK1.DP_N10">
            <text:p>ZDOK1.DP_N10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65]+1" office:value-type="float" office:value="22">
            <text:p>22</text:p>
          </table:table-cell>
          <table:table-cell office:value-type="string">
            <text:p>'AA39'</text:p>
          </table:table-cell>
          <table:table-cell table:formula="of:=CONCATENATE(&quot;ZDOK1.DP_N&quot;;[.E66])" office:value-type="string" office:string-value="ZDOK1.DP_N11">
            <text:p>ZDOK1.DP_N1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66]+1" office:value-type="float" office:value="23">
            <text:p>23</text:p>
          </table:table-cell>
          <table:table-cell office:value-type="string">
            <text:p>'W33'</text:p>
          </table:table-cell>
          <table:table-cell table:formula="of:=CONCATENATE(&quot;ZDOK1.DP_N&quot;;[.E67])" office:value-type="string" office:string-value="ZDOK1.DP_N12">
            <text:p>ZDOK1.DP_N12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67]+1" office:value-type="float" office:value="24">
            <text:p>24</text:p>
          </table:table-cell>
          <table:table-cell office:value-type="string">
            <text:p>'W41'</text:p>
          </table:table-cell>
          <table:table-cell table:formula="of:=CONCATENATE(&quot;ZDOK1.DP_N&quot;;[.E68])" office:value-type="string" office:string-value="ZDOK1.DP_N13">
            <text:p>ZDOK1.DP_N13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68]+1" office:value-type="float" office:value="25">
            <text:p>25</text:p>
          </table:table-cell>
          <table:table-cell office:value-type="string">
            <text:p>'V39'</text:p>
          </table:table-cell>
          <table:table-cell table:formula="of:=CONCATENATE(&quot;ZDOK1.DP_N&quot;;[.E69])" office:value-type="string" office:string-value="ZDOK1.DP_N14">
            <text:p>ZDOK1.DP_N14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69]+1" office:value-type="float" office:value="26">
            <text:p>26</text:p>
          </table:table-cell>
          <table:table-cell office:value-type="string">
            <text:p>'T36'</text:p>
          </table:table-cell>
          <table:table-cell table:formula="of:=CONCATENATE(&quot;ZDOK1.DP_N&quot;;[.E70])" office:value-type="string" office:string-value="ZDOK1.DP_N15">
            <text:p>ZDOK1.DP_N15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70]+1" office:value-type="float" office:value="27">
            <text:p>27</text:p>
          </table:table-cell>
          <table:table-cell office:value-type="string">
            <text:p>'T42'</text:p>
          </table:table-cell>
          <table:table-cell table:formula="of:=CONCATENATE(&quot;ZDOK1.DP_N&quot;;[.E71])" office:value-type="string" office:string-value="ZDOK1.DP_N16">
            <text:p>ZDOK1.DP_N16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71]+1" office:value-type="float" office:value="28">
            <text:p>28</text:p>
          </table:table-cell>
          <table:table-cell office:value-type="string">
            <text:p>'P38'</text:p>
          </table:table-cell>
          <table:table-cell table:formula="of:=CONCATENATE(&quot;ZDOK1.DP_N&quot;;[.E72])" office:value-type="string" office:string-value="ZDOK1.DP_N17">
            <text:p>ZDOK1.DP_N17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72]+1" office:value-type="float" office:value="29">
            <text:p>29</text:p>
          </table:table-cell>
          <table:table-cell office:value-type="string">
            <text:p>'P37'</text:p>
          </table:table-cell>
          <table:table-cell table:formula="of:=CONCATENATE(&quot;ZDOK1.DP_N&quot;;[.E73])" office:value-type="string" office:string-value="ZDOK1.DP_N18">
            <text:p>ZDOK1.DP_N18</text:p>
          </table:table-cell>
          <table:table-cell table:style-name="ce3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73]+1" office:value-type="float" office:value="30">
            <text:p>30</text:p>
          </table:table-cell>
          <table:table-cell office:value-type="string">
            <text:p>'N41'</text:p>
          </table:table-cell>
          <table:table-cell table:formula="of:=CONCATENATE(&quot;ZDOK1.DP_N&quot;;[.E74])" office:value-type="string" office:string-value="ZDOK1.DP_N19">
            <text:p>ZDOK1.DP_N19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74]+1" office:value-type="float" office:value="31">
            <text:p>31</text:p>
          </table:table-cell>
          <table:table-cell office:value-type="string">
            <text:p>'AA37'</text:p>
          </table:table-cell>
          <table:table-cell table:formula="of:=CONCATENATE(&quot;ZDOK1.DP_N&quot;;[.E75])" office:value-type="string" office:string-value="ZDOK1.DP_N29">
            <text:p>ZDOK1.DP_N29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75]+1" office:value-type="float" office:value="32">
            <text:p>32</text:p>
          </table:table-cell>
          <table:table-cell office:value-type="string">
            <text:p>'Y42'</text:p>
          </table:table-cell>
          <table:table-cell table:formula="of:=CONCATENATE(&quot;ZDOK1.DP_N&quot;;[.E76])" office:value-type="string" office:string-value="ZDOK1.DP_N30">
            <text:p>ZDOK1.DP_N30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76]+1" office:value-type="float" office:value="33">
            <text:p>33</text:p>
          </table:table-cell>
          <table:table-cell office:value-type="string">
            <text:p>'Y39'</text:p>
          </table:table-cell>
          <table:table-cell table:formula="of:=CONCATENATE(&quot;ZDOK1.DP_N&quot;;[.E77])" office:value-type="string" office:string-value="ZDOK1.DP_N31">
            <text:p>ZDOK1.DP_N31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77]+1" office:value-type="float" office:value="34">
            <text:p>34</text:p>
          </table:table-cell>
          <table:table-cell office:value-type="string">
            <text:p>'W38'</text:p>
          </table:table-cell>
          <table:table-cell table:formula="of:=CONCATENATE(&quot;ZDOK1.DP_N&quot;;[.E78])" office:value-type="string" office:string-value="ZDOK1.DP_N32">
            <text:p>ZDOK1.DP_N32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78]+1" office:value-type="float" office:value="35">
            <text:p>35</text:p>
          </table:table-cell>
          <table:table-cell office:value-type="string">
            <text:p>'U34'</text:p>
          </table:table-cell>
          <table:table-cell table:formula="of:=CONCATENATE(&quot;ZDOK1.DP_N&quot;;[.E79])" office:value-type="string" office:string-value="ZDOK1.DP_N33">
            <text:p>ZDOK1.DP_N33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79]+1" office:value-type="float" office:value="36">
            <text:p>36</text:p>
          </table:table-cell>
          <table:table-cell office:value-type="string">
            <text:p>'T35'</text:p>
          </table:table-cell>
          <table:table-cell table:formula="of:=CONCATENATE(&quot;ZDOK1.DP_N&quot;;[.E80])" office:value-type="string" office:string-value="ZDOK1.DP_N34">
            <text:p>ZDOK1.DP_N34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80]+1" office:value-type="float" office:value="37">
            <text:p>37</text:p>
          </table:table-cell>
          <table:table-cell office:value-type="string">
            <text:p>'T40'</text:p>
          </table:table-cell>
          <table:table-cell table:formula="of:=CONCATENATE(&quot;ZDOK1.DP_N&quot;;[.E81])" office:value-type="string" office:string-value="ZDOK1.DP_N35">
            <text:p>ZDOK1.DP_N3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81]+1" office:value-type="float" office:value="38">
            <text:p>38</text:p>
          </table:table-cell>
          <table:table-cell office:value-type="string">
            <text:p>'M37'</text:p>
          </table:table-cell>
          <table:table-cell table:formula="of:=CONCATENATE(&quot;ZDOK1.DP_N&quot;;[.E82])" office:value-type="string" office:string-value="ZDOK1.DP_N36">
            <text:p>ZDOK1.DP_N36</text:p>
          </table:table-cell>
          <table:table-cell table:style-name="ce3" office:value-type="float" office:value="36">
            <text:p>36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82]+1" office:value-type="float" office:value="39">
            <text:p>39</text:p>
          </table:table-cell>
          <table:table-cell office:value-type="string">
            <text:p>'N39'</text:p>
          </table:table-cell>
          <table:table-cell table:formula="of:=CONCATENATE(&quot;ZDOK1.DP_N&quot;;[.E83])" office:value-type="string" office:string-value="ZDOK1.DP_N37">
            <text:p>ZDOK1.DP_N37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office:value-type="string">
            <text:p>zdoc1_n</text:p>
          </table:table-cell>
          <table:table-cell table:formula="of:=[.B83]+1" office:value-type="float" office:value="40">
            <text:p>40</text:p>
          </table:table-cell>
          <table:table-cell office:value-type="string">
            <text:p>'AF30'</text:p>
          </table:table-cell>
          <table:table-cell office:value-type="string">
            <text:p>ZDOK1.CLK1_N</text:p>
            <text:p/>
          </table:table-cell>
          <table:table-cell table:number-columns-repeated="102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Madden</meta:initial-creator>
    <meta:creation-date>2015-04-29T10:29:48</meta:creation-date>
    <dc:date>2015-04-29T11:16:43</dc:date>
    <dc:creator>Timothy Madden</dc:creator>
    <meta:editing-duration>PT44M55S</meta:editing-duration>
    <meta:editing-cycles>3</meta:editing-cycles>
    <meta:generator>LibreOffice/4.0.4.2$Linux_X86_64 LibreOffice_project/400m0$Build-2</meta:generator>
    <meta:document-statistic meta:table-count="1" meta:cell-count="408" meta:object-count="0"/>
  </office:meta>
</office:document-meta>
</file>